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5.828cm" presentation:class="title" presentation:user-transformed="true">
          <draw:text-box>
            <text:p>Terrale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oug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reus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os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raft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9T10:18:47.722000000</meta:creation-date>
    <dc:date>2019-06-19T11:31:32.682000000</dc:date>
    <meta:editing-duration>PT1H2M34S</meta:editing-duration>
    <meta:editing-cycles>1</meta:editing-cycles>
    <meta:document-statistic meta:object-count="41"/>
    <meta:generator>LibreOffice/6.2.3.2$Windows_X86_64 LibreOffice_project/aecc05fe267cc68dde00352a451aa867b3b546ac</meta:generator>
  </office:meta>
</office:document-meta>
</file>